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7313in" style:rel-column-width="16384*"/>
    </style:style>
    <style:style style:name="Table3.B" style:family="table-column">
      <style:table-column-properties style:column-width="1.7313in" style:rel-column-width="16383*"/>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D2" style:family="table-cell" style:data-style-name="N116">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3847in" style:rel-column-width="13107*"/>
    </style:style>
    <style:style style:name="Table4.C" style:family="table-column">
      <style:table-column-properties style:column-width="1.3847in" style:rel-column-width="13106*"/>
    </style:style>
    <style:style style:name="Table4.E" style:family="table-column">
      <style:table-column-properties style:column-width="1.3854in" style:rel-column-width="13108*"/>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data-style-name="N116">
      <style:table-cell-properties fo:padding="0.0382in" fo:border-left="0.0007in solid #000000" fo:border-right="none" fo:border-top="none" fo:border-bottom="0.0007in solid #000000"/>
    </style:style>
    <style:style style:name="Table4.E2" style:family="table-cell" style:data-style-name="N116">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in" fo:text-indent="0in" style:auto-text-indent="false"/>
      <style:text-properties fo:font-weight="bold" style:font-weight-asian="bold" style:font-weight-complex="bold"/>
    </style:style>
    <style:style style:name="P2"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margin-left="0in" fo:margin-right="0in" fo:text-align="justify" style:justify-single-word="false" fo:text-indent="0in" style:auto-text-indent="false"/>
      <style:text-properties style:text-position="sub 58%" style:font-name="Times New Roman" fo:font-weight="normal" style:font-weight-asian="normal"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text-position="sub 58%"/>
    </style:style>
    <style:style style:name="P5" style:family="paragraph" style:parent-style-name="Standard">
      <style:paragraph-properties fo:margin-left="0in" fo:margin-right="0in" fo:text-indent="0in" style:auto-text-indent="false"/>
      <style:text-properties style:text-position="0% 100%" style:font-name="Times New Roman" fo:font-weight="normal" style:font-weight-asian="normal" style:font-weight-complex="normal"/>
    </style:style>
    <style:style style:name="P6"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7"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8" style:family="paragraph" style:parent-style-name="Standard" style:list-style-name="">
      <style:paragraph-properties fo:margin-left="0in" fo:margin-right="0in" fo:text-align="start" style:justify-single-word="false" fo:text-indent="0in" style:auto-text-indent="false" style:text-autospace="none"/>
      <style:text-properties fo:color="#00aa00" style:font-name="Consolas" fo:font-size="10pt" fo:font-style="italic" style:font-name-asian="Consolas" style:font-size-asian="10pt" style:font-style-asian="italic" style:font-name-complex="Consolas" style:font-size-complex="10pt" style:font-style-complex="italic"/>
    </style:style>
    <style:style style:name="P9" style:family="paragraph" style:parent-style-name="Standard" style:list-style-name="">
      <style:paragraph-properties fo:margin-left="0in" fo:margin-right="0in" fo:text-align="start" style:justify-single-word="false" fo:text-indent="0in" style:auto-text-indent="false" style:text-autospace="none"/>
      <style:text-properties fo:color="#c0c0c0" style:font-name="Consolas" fo:font-size="10pt" style:font-name-asian="Consolas" style:font-size-asian="10pt" style:font-name-complex="Consolas" style:font-size-complex="10pt"/>
    </style:style>
    <style:style style:name="P10" style:family="paragraph" style:parent-style-name="Standard">
      <style:paragraph-properties fo:text-align="justify" style:justify-single-word="false"/>
      <style:text-properties style:text-position="0% 100%" style:font-name="Times New Roman1" fo:font-weight="normal" style:font-weight-asian="normal" style:font-weight-complex="normal"/>
    </style:style>
    <style:style style:name="P11" style:family="paragraph" style:parent-style-name="Standard">
      <style:text-properties style:text-position="0% 100%" style:font-name="Times New Roman" fo:font-weight="normal" style:font-weight-asian="normal" style:font-weight-complex="normal"/>
    </style:style>
    <style:style style:name="P12" style:family="paragraph" style:parent-style-name="Standard">
      <style:paragraph-properties fo:text-align="justify" style:justify-single-word="false"/>
      <style:text-properties fo:font-variant="normal" fo:text-transform="none" fo:color="#1122cc" style:font-name="Times New Roman" fo:font-size="10.5pt" fo:letter-spacing="normal" fo:font-style="italic" fo:font-weight="normal" style:font-size-asian="10.5pt" style:font-style-asian="italic" style:font-size-complex="10.5pt" style:font-style-complex="italic"/>
    </style:style>
    <style:style style:name="P13" style:family="paragraph" style:parent-style-name="Standard">
      <style:paragraph-properties fo:text-align="justify" style:justify-single-word="false"/>
      <style:text-properties style:text-position="sub 58%"/>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18" style:family="paragraph" style:parent-style-name="Standard">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19" style:family="paragraph" style:parent-style-name="Standard">
      <style:paragraph-properties fo:text-align="justify" style:justify-single-word="fals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20" style:family="paragraph" style:parent-style-name="Standard">
      <style:paragraph-properties fo:text-align="justify" style:justify-single-word="false"/>
      <style:text-properties fo:font-weight="normal" style:font-weight-asian="normal" style:font-weight-complex="normal"/>
    </style:style>
    <style:style style:name="P21" style:family="paragraph" style:parent-style-name="Standard">
      <style:text-properties fo:color="#00aa00"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22" style:family="paragraph" style:parent-style-name="Standard">
      <style:paragraph-properties fo:text-align="justify" style:justify-single-word="false"/>
    </style:style>
    <style:style style:name="P23" style:family="paragraph" style:parent-style-name="Standard" style:list-style-name="L1">
      <style:paragraph-properties fo:text-align="justify" style:justify-single-word="false"/>
    </style:style>
    <style:style style:name="P24" style:family="paragraph" style:parent-style-name="Standard" style:list-style-name="L2">
      <style:paragraph-properties fo:text-align="justify" style:justify-single-word="false"/>
    </style:style>
    <style:style style:name="P25" style:family="paragraph" style:parent-style-name="Standard">
      <style:paragraph-properties fo:text-align="justify" style:justify-single-word="false"/>
      <style:text-properties fo:font-style="italic" style:font-style-asian="italic" style:font-style-complex="italic"/>
    </style:style>
    <style:style style:name="P26" style:family="paragraph" style:parent-style-name="Standard">
      <style:paragraph-properties fo:text-align="center" style:justify-single-word="false"/>
      <style:text-properties fo:font-style="italic" style:text-underline-style="none" fo:font-weight="bold" style:font-style-asian="italic" style:font-weight-asian="bold" style:font-style-complex="italic" style:font-weight-complex="bold"/>
    </style:style>
    <style:style style:name="P27" style:family="paragraph" style:parent-style-name="Standard">
      <style:paragraph-properties fo:text-align="justify" style:justify-single-word="false"/>
      <style:text-properties fo:font-size="10.5pt" fo:font-style="italic" style:font-size-asian="10.5pt" style:font-style-asian="italic" style:font-size-complex="10.5pt" style:font-style-complex="italic"/>
    </style:style>
    <style:style style:name="P28" style:family="paragraph" style:parent-style-name="Standard">
      <style:paragraph-properties fo:text-align="justify" style:justify-single-word="false"/>
      <style:text-properties style:font-name="Times New Roman" fo:font-weight="normal" style:font-weight-asian="normal" style:font-weight-complex="normal"/>
    </style:style>
    <style:style style:name="P29" style:family="paragraph" style:parent-style-name="Standard">
      <style:text-properties fo:font-size="12pt" fo:font-weight="normal" style:font-size-asian="12pt" style:font-weight-asian="normal" style:font-size-complex="12pt" style:font-weight-complex="normal"/>
    </style:style>
    <style:style style:name="P30" style:family="paragraph" style:parent-style-name="Standard">
      <style:text-properties fo:font-size="12pt" fo:font-weight="bold" style:font-size-asian="12pt" style:font-weight-asian="bold" style:font-size-complex="12pt" style:font-weight-complex="bold"/>
    </style:style>
    <style:style style:name="P3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2" style:family="paragraph" style:parent-style-name="Standard">
      <style:paragraph-properties fo:text-align="center" style:justify-single-word="false" fo:break-before="page"/>
      <style:text-properties style:text-position="0% 100%" style:font-name="Times New Roman1" style:text-underline-style="solid" style:text-underline-width="auto" style:text-underline-color="font-color" fo:font-weight="bold" style:font-weight-asian="bold" style:font-weight-complex="bold"/>
    </style:style>
    <style:style style:name="P33" style:family="paragraph" style:parent-style-name="Standard">
      <style:paragraph-properties fo:text-align="justify" style:justify-single-word="false" fo:break-before="page"/>
      <style:text-properties fo:font-weight="bold" style:font-weight-asian="bold" style:font-weight-complex="bold"/>
    </style:style>
    <style:style style:name="P34"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35" style:family="paragraph">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36" style:family="paragraph" style:parent-style-name="Standard">
      <style:paragraph-properties fo:margin-left="0in" fo:margin-right="0in" fo:text-align="justify" style:justify-single-word="false" fo:text-indent="0.2201in" style:auto-text-indent="false"/>
    </style:style>
    <style:style style:name="P37" style:family="paragraph" style:parent-style-name="Standard">
      <style:paragraph-properties fo:margin-left="0in" fo:margin-right="0in" fo:text-align="justify" style:justify-single-word="false" fo:text-indent="0.9602in" style:auto-text-indent="false"/>
      <style:text-properties style:text-position="0% 100%" style:font-name="Times New Roman"/>
    </style:style>
    <style:style style:name="P38" style:family="paragraph" style:parent-style-name="Standard">
      <style:paragraph-properties fo:margin-left="0in" fo:margin-right="0in" fo:text-align="justify" style:justify-single-word="false" fo:text-indent="0.2311in" style:auto-text-indent="false"/>
    </style:style>
    <style:style style:name="P39" style:family="paragraph" style:parent-style-name="Standard">
      <style:paragraph-properties fo:margin-left="0in" fo:margin-right="0in" fo:text-align="justify" style:justify-single-word="false" fo:text-indent="0.972in" style:auto-text-indent="false"/>
    </style:style>
    <style:style style:name="P40" style:family="paragraph" style:parent-style-name="Standard">
      <style:paragraph-properties fo:background-color="#e6e6e6">
        <style:background-image/>
      </style:paragraph-properties>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41" style:family="paragraph" style:parent-style-name="Standard">
      <style:paragraph-properties fo:text-align="justify" style:justify-single-word="false" fo:background-color="#e6e6e6">
        <style:background-image/>
      </style:paragraph-properties>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42" style:family="paragraph" style:parent-style-name="Standard">
      <style:paragraph-properties fo:text-align="justify" style:justify-single-word="false" fo:background-color="#e6e6e6">
        <style:background-image/>
      </style:paragraph-properties>
      <style:text-properties fo:color="#000000" style:font-name="Consolas" fo:font-size="10pt" style:font-name-asian="Consolas" style:font-size-asian="10pt" style:font-name-complex="Consolas" style:font-size-complex="10pt"/>
    </style:style>
    <style:style style:name="P43" style:family="paragraph" style:parent-style-name="Standard">
      <style:paragraph-properties fo:text-align="justify" style:justify-single-word="false" fo:background-color="transparent">
        <style:background-image/>
      </style:paragraph-properties>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44" style:family="paragraph" style:parent-style-name="Table_20_Contents">
      <style:text-properties fo:background-color="#cccccc"/>
    </style:style>
    <style:style style:name="T1" style:family="text">
      <style:text-properties style:font-name="Times New Roman1"/>
    </style:style>
    <style:style style:name="T2" style:family="text">
      <style:text-properties style:font-name="Times New Roman1" style:font-name-asian="Times New Roman1" style:font-name-complex="Times New Roman1"/>
    </style:style>
    <style:style style:name="T3" style:family="text">
      <style:text-properties style:font-name="Times New Roman1" fo:font-weight="bold" style:font-weight-asian="bold" style:font-weight-complex="bold"/>
    </style:style>
    <style:style style:name="T4" style:family="text">
      <style:text-properties style:font-name="Times New Roman"/>
    </style:style>
    <style:style style:name="T5" style:family="text">
      <style:text-properties style:text-position="sub 58%"/>
    </style:style>
    <style:style style:name="T6" style:family="text">
      <style:text-properties style:text-position="sub 58%" style:font-name="Times New Roman"/>
    </style:style>
    <style:style style:name="T7" style:family="text">
      <style:text-properties style:text-position="sub 58%" style:font-name="Times New Roman" fo:font-weight="normal" style:font-weight-asian="normal" style:font-weight-complex="normal"/>
    </style:style>
    <style:style style:name="T8" style:family="text">
      <style:text-properties style:text-position="sub 58%" style:font-name="Times New Roman" fo:font-style="italic" style:font-style-asian="italic" style:font-style-complex="italic"/>
    </style:style>
    <style:style style:name="T9" style:family="text">
      <style:text-properties style:text-position="sub 58%" fo:font-weight="normal" style:font-weight-asian="normal" style:font-weight-complex="normal"/>
    </style:style>
    <style:style style:name="T10" style:family="text">
      <style:text-properties style:text-position="sub 58%" style:font-name="Times New Roman1"/>
    </style:style>
    <style:style style:name="T11" style:family="text">
      <style:text-properties style:text-position="sub 58%" style:font-name="Times New Roman1" fo:font-weight="normal" style:font-weight-asian="normal" style:font-weight-complex="normal"/>
    </style:style>
    <style:style style:name="T12" style:family="text">
      <style:text-properties style:text-position="sub 58%" style:font-name="Times New Roman1" fo:font-weight="normal" style:font-name-asian="Times New Roman1" style:font-weight-asian="normal" style:font-name-complex="Times New Roman1" style:font-weight-complex="normal"/>
    </style:style>
    <style:style style:name="T13" style:family="text">
      <style:text-properties style:text-position="sub 58%" style:font-name="Times New Roman1" style:text-underline-style="none" fo:font-weight="normal" style:font-weight-asian="normal" style:font-weight-complex="normal"/>
    </style:style>
    <style:style style:name="T14" style:family="text">
      <style:text-properties style:text-position="sub 58%" style:font-name="Times New Roman1" fo:font-style="italic" style:font-style-asian="italic" style:font-style-complex="italic"/>
    </style:style>
    <style:style style:name="T15" style:family="text">
      <style:text-properties style:text-position="sub 58%"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text-position="0% 100%"/>
    </style:style>
    <style:style style:name="T18" style:family="text">
      <style:text-properties style:text-position="0% 100%" style:font-name="Times New Roman"/>
    </style:style>
    <style:style style:name="T19" style:family="text">
      <style:text-properties style:text-position="0% 100%" style:font-name="Times New Roman" fo:font-weight="normal" style:font-weight-asian="normal" style:font-weight-complex="normal"/>
    </style:style>
    <style:style style:name="T20" style:family="text">
      <style:text-properties style:text-position="0% 100%" style:font-name="Times New Roman" fo:font-weight="bold" style:font-weight-asian="bold" style:font-weight-complex="bold"/>
    </style:style>
    <style:style style:name="T21" style:family="text">
      <style:text-properties style:text-position="0% 100%" style:font-name="Times New Roman1" fo:font-weight="normal" style:font-weight-asian="normal" style:font-weight-complex="normal"/>
    </style:style>
    <style:style style:name="T22" style:family="text">
      <style:text-properties style:text-position="0% 100%" style:font-name="Times New Roman1" fo:font-weight="normal" style:font-name-asian="Times New Roman1" style:font-weight-asian="normal" style:font-name-complex="Times New Roman1" style:font-weight-complex="normal"/>
    </style:style>
    <style:style style:name="T23" style:family="text">
      <style:text-properties style:text-position="0% 100%" style:font-name="Times New Roman1" fo:font-weight="normal" fo:background-color="#cccccc" style:font-weight-asian="normal" style:font-weight-complex="normal"/>
    </style:style>
    <style:style style:name="T24" style:family="text">
      <style:text-properties style:text-position="0% 100%" style:font-name="Times New Roman1" fo:font-weight="bold" style:font-weight-asian="bold" style:font-weight-complex="bold"/>
    </style:style>
    <style:style style:name="T25" style:family="text">
      <style:text-properties style:text-position="0% 100%" style:font-name="Times New Roman1" fo:font-weight="bold" fo:background-color="#cccccc" style:font-weight-asian="bold" style:font-weight-complex="bold"/>
    </style:style>
    <style:style style:name="T26" style:family="text">
      <style:text-properties style:text-position="0% 100%" style:font-name="Times New Roman1" style:text-underline-style="none" fo:font-weight="normal" style:font-weight-asian="normal" style:font-weight-complex="normal"/>
    </style:style>
    <style:style style:name="T27" style:family="text">
      <style:text-properties style:text-position="super 58%"/>
    </style:style>
    <style:style style:name="T28" style:family="text">
      <style:text-properties fo:color="#000000"/>
    </style:style>
    <style:style style:name="T29" style:family="text">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T30" style:family="text">
      <style:text-properties fo:color="#000000" style:font-name="Times New Roman" fo:font-size="10pt" fo:font-weight="normal" style:font-name-asian="Consolas" style:font-size-asian="10pt" style:font-weight-asian="normal" style:font-name-complex="Consolas" style:font-size-complex="10pt" style:font-weight-complex="normal"/>
    </style:style>
    <style:style style:name="T31" style:family="text">
      <style:text-properties fo:color="#000000" style:font-name="Times New Roman" fo:font-weight="normal" style:font-name-asian="Consolas" style:font-weight-asian="normal" style:font-name-complex="Consolas" style:font-weight-complex="normal"/>
    </style:style>
    <style:style style:name="T32" style:family="text">
      <style:text-properties fo:color="#000000" style:text-underline-style="solid" style:text-underline-width="auto" style:text-underline-color="font-color"/>
    </style:style>
    <style:style style:name="T33" style:family="text">
      <style:text-properties fo:color="#000000" fo:font-weight="bold" style:font-weight-asian="bold" style:font-weight-complex="bold"/>
    </style:style>
    <style:style style:name="T34" style:family="text">
      <style:text-properties fo:color="#000000" fo:font-style="italic" style:font-style-asian="italic" style:font-style-complex="italic"/>
    </style:style>
    <style:style style:name="T35" style:family="text">
      <style:text-properties fo:color="#000000" fo:font-size="10pt" style:font-name-asian="Consolas" style:font-size-asian="10pt" style:font-name-complex="Consolas" style:font-size-complex="10pt"/>
    </style:style>
    <style:style style:name="T36" style:family="text">
      <style:text-properties fo:color="#000000" style:font-name-asian="Consolas" style:font-name-complex="Consolas"/>
    </style:style>
    <style:style style:name="T37" style:family="text">
      <style:text-properties fo:font-weight="bold" style:font-weight-asian="bold" style:font-weight-complex="bold"/>
    </style:style>
    <style:style style:name="T38" style:family="text">
      <style:text-properties style:font-name="Times New Roman1"/>
    </style:style>
    <style:style style:name="T39" style:family="text">
      <style:text-properties style:text-underline-style="solid" style:text-underline-width="auto" style:text-underline-color="font-color"/>
    </style:style>
    <style:style style:name="T40" style:family="text">
      <style:text-properties fo:color="#0000ff"/>
    </style:style>
    <style:style style:name="T41" style:family="text">
      <style:text-properties fo:color="#0000ff" style:text-underline-style="solid" style:text-underline-width="auto" style:text-underline-color="font-color"/>
    </style:style>
    <style:style style:name="T42" style:family="text">
      <style:text-properties fo:font-style="italic" style:font-style-asian="italic" style:font-style-complex="italic"/>
    </style:style>
    <style:style style:name="T43" style:family="text">
      <style:text-properties fo:color="#c0c0c0"/>
    </style:style>
    <style:style style:name="T44" style:family="text">
      <style:text-properties fo:color="#800000"/>
    </style:style>
    <style:style style:name="T45" style:family="text">
      <style:text-properties fo:color="#00aa00" fo:font-style="italic" style:font-style-asian="italic" style:font-style-complex="italic"/>
    </style:style>
    <style:style style:name="T46" style:family="text">
      <style:text-properties fo:background-color="#cccccc"/>
    </style:style>
    <style:style style:name="T47" style:family="text">
      <style:text-properties fo:background-color="#e6e6e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number-style style:name="N116">
      <number:number number:decimal-places="4"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CMSC 678 – HOMEWORK 2</text:p>
      <text:p text:style-name="P26">Akshay Peshave (DA74652)</text:p>
      <text:p text:style-name="P2">PROBEM 1 – Probability Decision Boundary</text:p>
      <text:p text:style-name="Standard"/>
      <text:p text:style-name="P22">We'll calculate the expected loss for the possible class label predictions, which are two in this case, using the loss values provided in the loss matrix for each (ŷ,y) pair.</text:p>
      <text:p text:style-name="P22"/>
      <text:p text:style-name="P20">For <text:span text:style-name="T1">ŷ</text:span><text:span text:style-name="T4">=0:</text:span></text:p>
      <text:p text:style-name="P36"><text:span text:style-name="T4">E[L(</text:span>ŷ<text:span text:style-name="T4">=0)] = Pr(y=0) . loss</text:span><text:span text:style-name="T6">y=0</text:span><text:span text:style-name="T4"> + Pr(y=1) . loss</text:span><text:span text:style-name="T7">y=1</text:span></text:p>
      <text:p text:style-name="P37"><text:span text:style-name="T16">= p</text:span><text:span text:style-name="T9">o</text:span><text:span text:style-name="T16"> . 0 + p</text:span><text:span text:style-name="T9">1</text:span><text:span text:style-name="T16"> . 10</text:span></text:p>
      <text:p text:style-name="P37"><text:span text:style-name="T16">= 10.p</text:span><text:span text:style-name="T9">1</text:span></text:p>
      <text:p text:style-name="P3"/>
      <text:p text:style-name="P20">For <text:span text:style-name="T1">ŷ</text:span>=1:</text:p>
      <text:p text:style-name="P38">E[L(ŷ=1)] = Pr(y=0) . loss<text:span text:style-name="T5">y=0</text:span> + Pr(y=1) . loss<text:span text:style-name="T5">y=1</text:span></text:p>
      <text:p text:style-name="P39">= p<text:span text:style-name="T5">0</text:span> . 5 + p<text:span text:style-name="T5">1 </text:span>. 0</text:p>
      <text:p text:style-name="P39"><text:span text:style-name="T17">= 5.p</text:span><text:span text:style-name="T5">0</text:span></text:p>
      <text:p text:style-name="P4"/>
      <text:p text:style-name="P22">The expected loss for a choice of ŷ depends on the probabilities p0 and p1. We would choose <text:s/>ŷ=0 as the class label given X if the expected loss in doing so is less than that in choosing <text:s/>ŷ=1, i.e. </text:p>
      <text:p text:style-name="P36"><text:span text:style-name="T4">E[L(</text:span>ŷ<text:span text:style-name="T4">=0)] &lt; E[L(ŷ=1)]</text:span></text:p>
      <text:p text:style-name="P36"><text:span text:style-name="T19">10.p</text:span><text:span text:style-name="T7">1 <text:s/></text:span><text:span text:style-name="T19">&lt; <text:s/>5.p</text:span><text:span text:style-name="T7">0 <text:s text:c="2"/></text:span></text:p>
      <text:p text:style-name="P22"><text:span text:style-name="T19"><text:s text:c="8"/>p</text:span><text:span text:style-name="T7">1 </text:span><text:span text:style-name="T19">&lt; </text:span><text:span text:style-name="T21">p</text:span><text:span text:style-name="T11">0</text:span>/2</text:p>
      <text:p text:style-name="P22"><text:span text:style-name="T26">Substituting p</text:span><text:span text:style-name="T13">0</text:span> = 1 – p<text:span text:style-name="T5">1</text:span>, we get <text:span text:style-name="T26">p</text:span><text:span text:style-name="T13">1</text:span>&lt;1/3.</text:p>
      <text:p text:style-name="P22">Therefore, <text:s/><text:span text:style-name="T25">θ = 1/3</text:span><text:span text:style-name="T23">.</text:span></text:p>
      <text:p text:style-name="P22"><text:span text:style-name="T21">Thus, if </text:span><text:span text:style-name="T19">p</text:span><text:span text:style-name="T7">1 </text:span><text:span text:style-name="T2">≥</text:span><text:span text:style-name="T19"> 1/3</text:span><text:span text:style-name="T21"> we can choose <text:s/>ŷ=0 to minimize expected loss else choose ŷ=1.</text:span></text:p>
      <text:p text:style-name="P10"/>
      <text:p text:style-name="P10">In general we can see that the decision of choosing <text:s/>ŷ is dependent on the probabilities and that the decision can be made based on a threshold θ, which is a function of the probabilities of the actual values of the class label in the training data set.</text:p>
      <text:p text:style-name="P32">PROBLEM 2 – Dual Preceptron Algorithm</text:p>
      <text:p text:style-name="Standard"/>
      <text:p text:style-name="P22">This algorithm compares a training instance with all other training instances to <text:span text:style-name="T37">quantify miss-classifications</text:span>. The comparison has following aspects:</text:p>
      <text:list xml:id="list1738926738083265593" text:style-name="L1">
        <text:list-item>
          <text:p text:style-name="P23">x<text:span text:style-name="T15">l</text:span>.x<text:span text:style-name="T5">i </text:span>→ this dot product provides us with the delta in magnitude of the two training instance vectors.</text:p>
        </text:list-item>
        <text:list-item>
          <text:p text:style-name="P23">y<text:span text:style-name="T5">i</text:span>y<text:span text:style-name="T15">l</text:span><text:span text:style-name="T5"> </text:span>→ this quantity provides the sign to entire product. i.e. if the two class labels are the same this product will be positive else negative.</text:p>
        </text:list-item>
        <text:list-item>
          <text:p text:style-name="P23"><text:span text:style-name="T1">α</text:span><text:span text:style-name="T8">l</text:span> → it signifies the number of training instances that render this instance misclassified.</text:p>
        </text:list-item>
      </text:list>
      <text:p text:style-name="P22"/>
      <text:p text:style-name="P22">The product of the first two components can be interpreted as follows:</text:p>
      <text:list xml:id="list3341466798170725530" text:style-name="L2">
        <text:list-item>
          <text:p text:style-name="P24">the feature vectors are similar (i.e. they point in the same general direction in the plane) but the class labels disagree, in which case the product will be negative.</text:p>
        </text:list-item>
        <text:list-item>
          <text:p text:style-name="P24">The features are similar and the class labels agree, in which case the product will be positive.</text:p>
        </text:list-item>
        <text:list-item>
          <text:p text:style-name="P24">The features are dissimilar and the class labels disagree, in which case the product will be positive.</text:p>
        </text:list-item>
        <text:list-item>
          <text:p text:style-name="P24">The features are dissimilar but the class labels agree, in which case the product will be negative.</text:p>
        </text:list-item>
      </text:list>
      <text:p text:style-name="P22">Negative products indicate misclassified instances. <text:span text:style-name="T37">The </text:span><text:span text:style-name="T3">α is a count of the evidence (number of instances) found suggesting miss-classification of current instance</text:span><text:span text:style-name="T1">. This adds to the value of the product, and </text:span><text:span text:style-name="T3">does so transitively</text:span><text:span text:style-name="T1">. α</text:span><text:span text:style-name="T14">l</text:span><text:span text:style-name="T10"> <text:s/></text:span>in the product ensures that the miss-classification evidence of the <text:span text:style-name="T42">l</text:span><text:span text:style-name="T27">th</text:span><text:span text:style-name="T5"> </text:span>instance is also accounted in the i<text:span text:style-name="T27">th</text:span> instance's miss-classification calculation.</text:p>
      <text:p text:style-name="P22"/>
      <text:p text:style-name="P22">When we sum these products, we are essentially <text:span text:style-name="T37">aggregating the evidence found suggesting correct and incorrect classification of the current training instance</text:span>. If the incorrect classification evidence outweighs the evidence suggesting correct classification then the value of the summation will be negative and we can conclude that the i<text:span text:style-name="T27">th </text:span><text:s/>training instance is miss-classified.</text:p>
      <text:p text:style-name="P22"/>
      <text:p text:style-name="P22">We loop over this process to account for all relative miss-classifications and should be able to constructively <text:span text:style-name="T37">adjust the weight vector once the </text:span><text:span text:style-name="T3">α vector</text:span><text:span text:style-name="T37"> converges.</text:span></text:p>
      <text:p text:style-name="P25"/>
      <text:p text:style-name="P27">References:</text:p>
      <text:p text:style-name="P12">http://cvit.iiit.ac.in/thesis/ranjeethMS2007/thesis/node19.html</text:p>
      <text:p text:style-name="P2">PROBLEM 3 – Double Counting the Evidence</text:p>
      <text:p text:style-name="Standard"/>
      <text:p text:style-name="Standard">ŷ<text:span text:style-name="T4"> = argmax</text:span>(<text:span text:style-name="T19">y</text:span><text:span text:style-name="T7">k</text:span>)<text:span text:style-name="T4"> [</text:span><text:span text:style-name="T19">P(y</text:span><text:span text:style-name="T7">k</text:span><text:span text:style-name="T19">) . </text:span><text:span text:style-name="T22">∏</text:span><text:span text:style-name="T12">i=1 to 2 </text:span><text:s/>P(X<text:span text:style-name="T5">i </text:span>| y<text:span text:style-name="T5">k</text:span>)<text:span text:style-name="T19">]</text:span></text:p>
      <text:p text:style-name="P1"><text:span text:style-name="T18">ŷ = argmax(y</text:span><text:span text:style-name="T6">k</text:span><text:span text:style-name="T18">) [P(y</text:span><text:span text:style-name="T6">k</text:span><text:span text:style-name="T18">) . P(X</text:span><text:span text:style-name="T6">1 </text:span><text:span text:style-name="T18">| y</text:span><text:span text:style-name="T6">k</text:span><text:span text:style-name="T18">) . P(X</text:span><text:span text:style-name="T6">2 </text:span><text:span text:style-name="T18">| y</text:span><text:span text:style-name="T6">k</text:span><text:span text:style-name="T18">)]</text:span></text:p>
      <text:p text:style-name="P5"/>
      <text:p text:style-name="Standard"><text:span text:style-name="T20">To find:</text:span><text:span text:style-name="T19"> expected error when utilizing X</text:span><text:span text:style-name="T7">1</text:span></text:p>
      <table:table table:name="Table1" table:style-name="Table1">
        <table:table-column table:style-name="Table1.A" table:number-columns-repeated="3"/>
        <table:table-row>
          <table:table-cell table:style-name="Table1.A1" office:value-type="string">
            <text:p text:style-name="Table_20_Contents">X<text:span text:style-name="T5">1</text:span></text:p>
          </table:table-cell>
          <table:table-cell table:style-name="Table1.A1" office:value-type="string">
            <text:p text:style-name="Standard">P (y=T | X<text:span text:style-name="T5">1 </text:span>)</text:p>
          </table:table-cell>
          <table:table-cell table:style-name="Table1.C1" office:value-type="string">
            <text:p text:style-name="Standard">P (y=F | X<text:span text:style-name="T5">1 </text:span>)</text:p>
          </table:table-cell>
        </table:table-row>
        <table:table-row>
          <table:table-cell table:style-name="Table1.A2" office:value-type="string">
            <text:p text:style-name="Table_20_Contents">T</text:p>
          </table:table-cell>
          <table:table-cell table:style-name="Table1.A2" office:value-type="string">
            <text:p text:style-name="Table_20_Contents">0.8x0.5 = 0.40</text:p>
          </table:table-cell>
          <table:table-cell table:style-name="Table1.C2" office:value-type="string">
            <text:p text:style-name="Table_20_Contents">0.3x0.5 = <text:span text:style-name="T46">0.15</text:span></text:p>
          </table:table-cell>
        </table:table-row>
        <table:table-row>
          <table:table-cell table:style-name="Table1.A2" office:value-type="string">
            <text:p text:style-name="Table_20_Contents">F</text:p>
          </table:table-cell>
          <table:table-cell table:style-name="Table1.A2" office:value-type="string">
            <text:p text:style-name="Table_20_Contents">0.2x0.5 = <text:span text:style-name="T46">0.10</text:span></text:p>
          </table:table-cell>
          <table:table-cell table:style-name="Table1.C2" office:value-type="string">
            <text:p text:style-name="Table_20_Contents">0.7x0.5 = 0.35</text:p>
          </table:table-cell>
        </table:table-row>
      </table:table>
      <text:p text:style-name="P5"/>
      <text:p text:style-name="Standard"><text:span text:style-name="T19">E[error|X</text:span><text:span text:style-name="T7">1</text:span><text:span text:style-name="T19">] = P(y</text:span><text:span text:style-name="T22">≠</text:span><text:span text:style-name="T19">ŷ | X</text:span><text:span text:style-name="T7">1</text:span>=T<text:span text:style-name="T19">) + P(y</text:span><text:span text:style-name="T22">≠</text:span><text:span text:style-name="T19">ŷ | X</text:span><text:span text:style-name="T7">1</text:span><text:span text:style-name="T19">=F) = 0.15 + 0.10 = </text:span><text:span text:style-name="T20">0.25</text:span></text:p>
      <text:p text:style-name="P11"/>
      <text:p text:style-name="P5"/>
      <text:p text:style-name="P5"><text:span text:style-name="T37">To find:</text:span> expected error when utilizing X<text:span text:style-name="T5">2</text:span></text:p>
      <table:table table:name="Table2" table:style-name="Table2">
        <table:table-column table:style-name="Table2.A" table:number-columns-repeated="3"/>
        <table:table-row>
          <table:table-cell table:style-name="Table2.A1" office:value-type="string">
            <text:p text:style-name="Table_20_Contents">X<text:span text:style-name="T5">2</text:span></text:p>
          </table:table-cell>
          <table:table-cell table:style-name="Table2.A1" office:value-type="string">
            <text:p text:style-name="Standard">P (y=T | X<text:span text:style-name="T5">2 </text:span>)</text:p>
          </table:table-cell>
          <table:table-cell table:style-name="Table2.C1" office:value-type="string">
            <text:p text:style-name="Standard">P (y=F | X<text:span text:style-name="T5">2 </text:span>)</text:p>
          </table:table-cell>
        </table:table-row>
        <table:table-row>
          <table:table-cell table:style-name="Table2.A2" office:value-type="string">
            <text:p text:style-name="Table_20_Contents">T</text:p>
          </table:table-cell>
          <table:table-cell table:style-name="Table2.A2" office:value-type="string">
            <text:p text:style-name="Table_20_Contents">0.5x0.5 = 0.25</text:p>
          </table:table-cell>
          <table:table-cell table:style-name="Table2.C2" office:value-type="string">
            <text:p text:style-name="Table_20_Contents">0.5x0.1 = <text:span text:style-name="T46">0.05</text:span></text:p>
          </table:table-cell>
        </table:table-row>
        <table:table-row>
          <table:table-cell table:style-name="Table2.A2" office:value-type="string">
            <text:p text:style-name="Table_20_Contents">F</text:p>
          </table:table-cell>
          <table:table-cell table:style-name="Table2.A2" office:value-type="string">
            <text:p text:style-name="Table_20_Contents">0.5x0.5 = <text:span text:style-name="T46">0.25</text:span></text:p>
          </table:table-cell>
          <table:table-cell table:style-name="Table2.C2" office:value-type="string">
            <text:p text:style-name="Table_20_Contents">0.5x0.9 = 0.45</text:p>
          </table:table-cell>
        </table:table-row>
      </table:table>
      <text:p text:style-name="P5"/>
      <text:p text:style-name="Standard"><text:span text:style-name="T19">E[error|X</text:span><text:span text:style-name="T7">2</text:span>]<text:span text:style-name="T19"> = P(y</text:span><text:span text:style-name="T22">≠</text:span><text:span text:style-name="T19">ŷ | X</text:span><text:span text:style-name="T7">2</text:span><text:span text:style-name="T19">=T) + P(y</text:span><text:span text:style-name="T22">≠</text:span><text:span text:style-name="T19">ŷ | X</text:span><text:span text:style-name="T7">2</text:span><text:span text:style-name="T19">=F) = 0.25 + 0.05 = </text:span><text:span text:style-name="T20">0.30</text:span></text:p>
      <text:p text:style-name="P11"/>
      <text:p text:style-name="Standard"><text:span text:style-name="T20">To find:</text:span><text:span text:style-name="T19"> expected error when utilizing X</text:span><text:span text:style-name="T7">1 </text:span>and X<text:span text:style-name="T5">2</text:span></text:p>
      <table:table table:name="Table3" table:style-name="Table3">
        <table:table-column table:style-name="Table3.A"/>
        <table:table-column table:style-name="Table3.B"/>
        <table:table-column table:style-name="Table3.A" table:number-columns-repeated="2"/>
        <table:table-row>
          <table:table-cell table:style-name="Table3.A1" office:value-type="string">
            <text:p text:style-name="Table_20_Contents">X<text:span text:style-name="T5">1</text:span></text:p>
          </table:table-cell>
          <table:table-cell table:style-name="Table3.A1" office:value-type="string">
            <text:p text:style-name="Table_20_Contents">X<text:span text:style-name="T5">2</text:span></text:p>
          </table:table-cell>
          <table:table-cell table:style-name="Table3.A1" office:value-type="string">
            <text:p text:style-name="Standard">P (y=T | X<text:span text:style-name="T5">1 </text:span>, X<text:span text:style-name="T5">2</text:span>)</text:p>
          </table:table-cell>
          <table:table-cell table:style-name="Table3.D1" office:value-type="string">
            <text:p text:style-name="Standard">P (y=F | X<text:span text:style-name="T5">1 </text:span>, X<text:span text:style-name="T5">2</text:span>)</text:p>
          </table:table-cell>
        </table:table-row>
        <table:table-row>
          <table:table-cell table:style-name="Table3.A2" office:value-type="string">
            <text:p text:style-name="Table_20_Contents">T</text:p>
          </table:table-cell>
          <table:table-cell table:style-name="Table3.A2" office:value-type="string">
            <text:p text:style-name="Table_20_Contents">T</text:p>
          </table:table-cell>
          <table:table-cell table:style-name="Table3.C2" office:value-type="float" office:value="0.2">
            <text:p text:style-name="Table_20_Contents">0.2</text:p>
          </table:table-cell>
          <table:table-cell table:style-name="Table3.D2" office:value-type="float" office:value="0.015">
            <text:p text:style-name="P44">0.0150</text:p>
          </table:table-cell>
        </table:table-row>
        <table:table-row>
          <table:table-cell table:style-name="Table3.A2" office:value-type="string">
            <text:p text:style-name="Table_20_Contents">T</text:p>
          </table:table-cell>
          <table:table-cell table:style-name="Table3.A2" office:value-type="string">
            <text:p text:style-name="Table_20_Contents">F</text:p>
          </table:table-cell>
          <table:table-cell table:style-name="Table3.C2" office:value-type="float" office:value="0.2">
            <text:p text:style-name="Table_20_Contents">0.2</text:p>
          </table:table-cell>
          <table:table-cell table:style-name="Table3.D2" office:value-type="float" office:value="0.135">
            <text:p text:style-name="P44">0.1350</text:p>
          </table:table-cell>
        </table:table-row>
        <table:table-row>
          <table:table-cell table:style-name="Table3.A2" office:value-type="string">
            <text:p text:style-name="Table_20_Contents">F</text:p>
          </table:table-cell>
          <table:table-cell table:style-name="Table3.A2" office:value-type="string">
            <text:p text:style-name="Table_20_Contents">T</text:p>
          </table:table-cell>
          <table:table-cell table:style-name="Table3.C2" office:value-type="float" office:value="0.05">
            <text:p text:style-name="Table_20_Contents">0.05</text:p>
          </table:table-cell>
          <table:table-cell table:style-name="Table3.D2" office:value-type="float" office:value="0.035">
            <text:p text:style-name="P44">0.0350</text:p>
          </table:table-cell>
        </table:table-row>
        <table:table-row>
          <table:table-cell table:style-name="Table3.A2" office:value-type="string">
            <text:p text:style-name="Table_20_Contents">F</text:p>
          </table:table-cell>
          <table:table-cell table:style-name="Table3.A2" office:value-type="string">
            <text:p text:style-name="Table_20_Contents">F</text:p>
          </table:table-cell>
          <table:table-cell table:style-name="Table3.C2" office:value-type="float" office:value="0.05">
            <text:p text:style-name="P44">0.05</text:p>
          </table:table-cell>
          <table:table-cell table:style-name="Table3.D2" office:value-type="float" office:value="0.315">
            <text:p text:style-name="Table_20_Contents">0.3150</text:p>
          </table:table-cell>
        </table:table-row>
      </table:table>
      <text:p text:style-name="P5"/>
      <text:p text:style-name="Standard"><text:span text:style-name="T19">E[error|X</text:span><text:span text:style-name="T7">2</text:span>]<text:span text:style-name="T19"> = 0.015 + 0.135 + 0.05 + 0.035 = </text:span><text:span text:style-name="T20">0.235</text:span></text:p>
      <text:p text:style-name="P11"/>
      <text:p text:style-name="P11"/>
      <text:p text:style-name="P22"><text:span text:style-name="T20">To find:</text:span><text:span text:style-name="T19"> expected error when utilizing X</text:span><text:span text:style-name="T7">1</text:span>, X<text:span text:style-name="T5">2</text:span> and X<text:span text:style-name="T5">3</text:span></text:p>
      <text:p text:style-name="P22">We do not consider cases where <text:s/>X<text:span text:style-name="T5">2</text:span>≠X<text:span text:style-name="T5">3 </text:span><text:span text:style-name="T17"><text:s/>as the training set does not have such cases and the conditional probabilities will be calculated based in this assumption for X</text:span><text:span text:style-name="T5">3</text:span> and hence will be identical to those of X<text:span text:style-name="T5">2</text:span>.</text:p>
      <table:table table:name="Table4" table:style-name="Table4">
        <table:table-column table:style-name="Table4.A" table:number-columns-repeated="2"/>
        <table:table-column table:style-name="Table4.C"/>
        <table:table-column table:style-name="Table4.A"/>
        <table:table-column table:style-name="Table4.E"/>
        <table:table-row>
          <table:table-cell table:style-name="Table4.A1" office:value-type="string">
            <text:p text:style-name="Table_20_Contents">X<text:span text:style-name="T5">1</text:span></text:p>
          </table:table-cell>
          <table:table-cell table:style-name="Table4.A1" office:value-type="string">
            <text:p text:style-name="Table_20_Contents">X<text:span text:style-name="T5">2</text:span></text:p>
          </table:table-cell>
          <table:table-cell table:style-name="Table4.A1" office:value-type="string">
            <text:p text:style-name="Table_20_Contents">X<text:span text:style-name="T5">3</text:span></text:p>
          </table:table-cell>
          <table:table-cell table:style-name="Table4.A1" office:value-type="string">
            <text:p text:style-name="Standard">P (y=T | X<text:span text:style-name="T5">1 </text:span>, X<text:span text:style-name="T5">2</text:span>)</text:p>
          </table:table-cell>
          <table:table-cell table:style-name="Table4.E1" office:value-type="string">
            <text:p text:style-name="Standard">P (y=F | X<text:span text:style-name="T5">1 </text:span>, X<text:span text:style-name="T5">2</text:span>)</text:p>
          </table:table-cell>
        </table:table-row>
        <table:table-row>
          <table:table-cell table:style-name="Table4.A2" office:value-type="string">
            <text:p text:style-name="Table_20_Contents">T</text:p>
          </table:table-cell>
          <table:table-cell table:style-name="Table4.A2" office:value-type="string">
            <text:p text:style-name="Table_20_Contents">T</text:p>
          </table:table-cell>
          <table:table-cell table:style-name="Table4.A2" office:value-type="string">
            <text:p text:style-name="Table_20_Contents">T</text:p>
          </table:table-cell>
          <table:table-cell table:style-name="Table4.D2" office:value-type="float" office:value="0.1">
            <text:p text:style-name="Table_20_Contents">0.1000</text:p>
          </table:table-cell>
          <table:table-cell table:style-name="Table4.E2" office:value-type="float" office:value="0.0015">
            <text:p text:style-name="P44">0.0015</text:p>
          </table:table-cell>
        </table:table-row>
        <table:table-row>
          <table:table-cell table:style-name="Table4.A2" office:value-type="string">
            <text:p text:style-name="Table_20_Contents">T</text:p>
          </table:table-cell>
          <table:table-cell table:style-name="Table4.A2" office:value-type="string">
            <text:p text:style-name="Table_20_Contents">F</text:p>
          </table:table-cell>
          <table:table-cell table:style-name="Table4.A2" office:value-type="string">
            <text:p text:style-name="Table_20_Contents">F</text:p>
          </table:table-cell>
          <table:table-cell table:style-name="Table4.D2" office:value-type="float" office:value="0.1">
            <text:p text:style-name="P44">0.1000</text:p>
          </table:table-cell>
          <table:table-cell table:style-name="Table4.E2" office:value-type="float" office:value="0.1215">
            <text:p text:style-name="Table_20_Contents">0.1215</text:p>
          </table:table-cell>
        </table:table-row>
        <table:table-row>
          <table:table-cell table:style-name="Table4.A2" office:value-type="string">
            <text:p text:style-name="Table_20_Contents">F</text:p>
          </table:table-cell>
          <table:table-cell table:style-name="Table4.A2" office:value-type="string">
            <text:p text:style-name="Table_20_Contents">T</text:p>
          </table:table-cell>
          <table:table-cell table:style-name="Table4.A2" office:value-type="string">
            <text:p text:style-name="Table_20_Contents">T</text:p>
          </table:table-cell>
          <table:table-cell table:style-name="Table4.D2" office:value-type="float" office:value="0.025">
            <text:p text:style-name="Table_20_Contents">0.0250</text:p>
          </table:table-cell>
          <table:table-cell table:style-name="Table4.E2" office:value-type="float" office:value="0.0035">
            <text:p text:style-name="P44">0.0035</text:p>
          </table:table-cell>
        </table:table-row>
        <table:table-row>
          <table:table-cell table:style-name="Table4.A2" office:value-type="string">
            <text:p text:style-name="Table_20_Contents">F</text:p>
          </table:table-cell>
          <table:table-cell table:style-name="Table4.A2" office:value-type="string">
            <text:p text:style-name="Table_20_Contents">F</text:p>
          </table:table-cell>
          <table:table-cell table:style-name="Table4.A2" office:value-type="string">
            <text:p text:style-name="Table_20_Contents">F</text:p>
          </table:table-cell>
          <table:table-cell table:style-name="Table4.D2" office:value-type="float" office:value="0.025">
            <text:p text:style-name="P44">0.0250</text:p>
          </table:table-cell>
          <table:table-cell table:style-name="Table4.E2" office:value-type="float" office:value="0.2835">
            <text:p text:style-name="Table_20_Contents">0.2835</text:p>
          </table:table-cell>
        </table:table-row>
      </table:table>
      <text:p text:style-name="P5"/>
      <text:p text:style-name="Standard"><text:span text:style-name="T19">E[error|X</text:span><text:span text:style-name="T7">2</text:span><text:span text:style-name="T19">] = 0.0015 + 0.1 + 0.0035 + 0.025 = </text:span><text:span text:style-name="T20">0.13</text:span></text:p>
      <text:p text:style-name="P11"/>
      <text:p text:style-name="P22"><text:soft-page-break/><text:span text:style-name="T19">Naive Bayes is based on an independent feature probabilistic model i.e. it assumes that the values of each feature is independent of the other. <text:s/>When we introduce X</text:span><text:span text:style-name="T7">3 </text:span>as a replica of X<text:span text:style-name="T5">2</text:span>, we are essentially introducing noise which <text:span text:style-name="T37">causes the Naive Bayes classifier to believe it is doing a better job of classifying accurately</text:span>. This is evident from the fact that the odds of predicting the class label as T when X<text:span text:style-name="T5">1 </text:span>and X<text:span text:style-name="T5">2</text:span> are T went up from 10 to 66. <text:s/>Also the training set does not aid in modeling the case of X<text:span text:style-name="T5">2</text:span>≠X<text:span text:style-name="T5">3.</text:span></text:p>
      <text:p text:style-name="P13"/>
      <text:p text:style-name="P22">In logistic regression we attempt to find a probability distribution which is a good fit over the training data and then try to predict the class of a given instance by fitting it within this probability distribution. Unlike Naive Bayes, here we do not try to fit the instance over the training set and predict the class label based on a prior and likelihood product.</text:p>
      <text:p text:style-name="P22"/>
      <text:p text:style-name="P22">When we attempt to learn the weight vector over the training set containing X<text:span text:style-name="T5">3 </text:span><text:s/>as the duplicate of X<text:span text:style-name="T5">2 </text:span><text:s/>the logistic regression process will assess that X<text:span text:style-name="T5">3 </text:span><text:s/>does not have substantial effect on the class label of the instances and will adjust X<text:span text:style-name="T5">3</text:span>'s component in the weight vector accordingly over successive iterations.</text:p>
      <text:p text:style-name="P2">PROBLEM 4 – Logistic Regression Implementation</text:p>
      <text:p text:style-name="Standard"/>
      <text:p text:style-name="P14">Data-set 1: <text:span text:style-name="T16">Breast Cancer Wisconsin Diagnostic Data set</text:span></text:p>
      <text:p text:style-name="P14"><text:span text:style-name="T16">This data has two class labels: B=Benign=1, M=Malignant=0</text:span></text:p>
      <text:p text:style-name="P29">The best accuracy achieved is <text:span text:style-name="T36">92.3976608187 with 2000 iterations.</text:span></text:p>
      <text:p text:style-name="P30"><text:span text:style-name="T31"/></text:p>
      <text:p text:style-name="P15">For <text:span text:style-name="T1">η</text:span><text:span text:style-name="T4">=0.01</text:span></text:p>
      <text:p text:style-name="P19">Iterations: 10 </text:p>
      <text:p text:style-name="P17"><text:span text:style-name="T16">Accuracy: </text:span>22.8070175439</text:p>
      <text:p text:style-name="P17"><text:span text:style-name="T16">Weight Vector = </text:span>[58.67823500000009, 101.84520000000008, 358.4406499999999, 386.60950000000366, 0.6215429499999996, 0.1816134000000008, -0.3248597645000002, -0.18273625499999982, 1.1880574999999982, 0.4663726500000003, 0.2031284999999987, 8.655561500000001, 0.9096909999999965, -144.53365999999994, 0.05487926000000005, 0.09681757000000026, 0.1165962290000001, 0.044138660000000024, 0.15904040000000014, 0.025735869499999946, 52.60527500000008, 126.80545000000006, 318.31370000000004, -1031.180999999999, 0.7910952500000004, 0.11266719999999997, -0.47928002499999933, -0.11400144499999978, 1.676542, 0.507017500000001]</text:p>
      <text:p text:style-name="P19"/>
      <text:p text:style-name="P19">Iterations: 30</text:p>
      <text:p text:style-name="P17"><text:span text:style-name="T16">Accuracy: </text:span>71.9298245614<text:span text:style-name="T16"> </text:span></text:p>
      <text:p text:style-name="P17"><text:span text:style-name="T16">Weight Vector = </text:span>[188.22525500000037, 319.49440000000027, 1155.7320499999996, 1892.4295000000116, 1.9337308499999994, 0.6397180000000025, -0.8638592105000008, -0.48438735499999924, 3.694798499999996, 1.4405768500000007, 1.1175474999999957, 26.625836499999995, 6.173004999999987, -366.00424, 0.16937161000000017, 0.30681818000000094, 0.36960374100000026, 0.14106221000000002, 0.48931080000000043, 0.0792263934999998, 173.8137350000002, 399.4270500000001, 1060.9222000000004, -1841.7689999999966, 2.473458750000001, 0.5785718000000001, -1.1409154849999974, -0.21613592499999917, 5.2496649999999985, 1.581845600000003]</text:p>
      <text:p text:style-name="P19"/>
      <text:p text:style-name="P19">Iterations: 50</text:p>
      <text:p text:style-name="P17"><text:span text:style-name="T16">Accuracy: </text:span>22.8070175439</text:p>
      <text:p text:style-name="P17"><text:span text:style-name="T16">Weight Vector = </text:span>[264.5898550000005, 455.6802000000006, 1614.0729499999998, 1739.2315000000167, 2.7980648499999994, 0.7728603000000036, -1.5374488605000016, -0.8508915549999991, 5.349972499999995, 2.099450950000001, 0.994856499999994, 38.00000849999999, 3.8325029999999805, -635.79153, 0.2431004400000003, 0.4055126700000014, 0.4827274020000004, 0.18699948000000013, 0.7012735900000011, 0.1124015744999997, 242.0522450000003, 570.2621500000001, 1462.021800000001, -3972.530999999994, 3.582645750000002, 0.4551537000000002, -2.234793974999996, -0.5316344349999986, 7.588291999999997, 2.286677500000004]</text:p>
      <text:p text:style-name="P19"/>
      <text:p text:style-name="P19">Iterations: 100 </text:p>
      <text:p text:style-name="P17"><text:span text:style-name="T16">Accuracy: </text:span>88.8888888889</text:p>
      <text:p text:style-name="P17"><text:span text:style-name="T16">Weight Vector = </text:span>[468.38564500000064, 788.9497000000011, 2861.5208500000003, 3932.722500000027, 4.83508905, 1.3536663000000064, -2.645779296500001, -1.423610404999999, 9.24834949999999, 3.6100350500000014, 2.3482524999999903, 63.08109649999998, 9.260738999999958, -1011.4671999999998, 0.40238883000000036, 0.6424833400000023, 0.7567690670000006, 0.30362556000000007, 1.166978590000002, 0.1841596664999995, 446.01215500000086, 1001.1137500000003, 2703.4419000000007, -3807.8219999999874, 6.264436450000002, 1.1538434000000017, -3.4002066349999946, -0.7057576549999975, 13.317146999999999, 3.9737474000000073]</text:p>
      <text:p text:style-name="P19"/>
      <text:p text:style-name="P19">Iterations: 1000</text:p>
      <text:p text:style-name="P17"><text:span text:style-name="T16">Accuracy: </text:span>87.7192982456<text:span text:style-name="T16"> </text:span></text:p>
      <text:p text:style-name="P17"><text:span text:style-name="T16">Weight Vector = </text:span>[1270.9825656999665, 1593.2533121205001, 7443.0852170346225, 3503.7502813120673, 11.821340278287309, -4.787004149028575, -19.645797845576336, -9.129795108222778, 23.053975824661634, 9.309790341864955, 1.6308399350339036, <text:soft-page-break/>106.16373368120021, -64.06953281932776, -3527.9680637082756, 0.6408073897071205, -1.1481351560762159, -1.8322089298378441, -0.26035109741924806, 2.1218048155610867, 0.22619786878400155, 1333.3097472553598, 2010.6642902019003, 7515.774928241337, -3803.6494245846516, 14.848821709647419, -21.446787032062176, -40.07367662330075, -10.662563223888045, 31.179763330795257, 8.780057248021876]</text:p>
      <text:p text:style-name="P19"/>
      <text:p text:style-name="P41">Iterations: 2000</text:p>
      <text:p text:style-name="P42"><text:span text:style-name="T16">Accuracy: </text:span>92.3976608187</text:p>
      <text:p text:style-name="P42"><text:span text:style-name="T16">Weight Vector = [1349.3548311964469, 859.4531076127349, 7537.390852620249, 1903.5011271060262, 9.921563884014711, -16.78256104459133, -35.814455963520494, -15.478556925167052, 20.720148238185274, 8.670594043150892, -1.3981759837346228, 63.50788156115068, -143.0551917710631, -4254.678265914609, 0.21985479666960275, -4.485747219655174, -6.136298092505728, -1.3148270035615277, 1.1228427434932489, 0.01947820000575663, 1440.1001979081395, 901.7620482670926, 7382.605976225036, -3283.296878393316, 10.539381893975646, -65.12902470653047, -90.71184816038713, -24.135106375388276, 19.643651052049144, 4.98464413571763]</text:span></text:p>
      <text:p text:style-name="P17"><text:span text:style-name="T16"/></text:p>
      <text:p text:style-name="P19">Iterations: 5000</text:p>
      <text:p text:style-name="P17"><text:span text:style-name="T16">Accuracy: 88.8888888889</text:span></text:p>
      <text:p text:style-name="P17"><text:span text:style-name="T16">Weight Vector = [1817.136183299503, -731.2761698455288, 9233.908038463784, 2268.7864623260853, 6.061229116824742, -52.726081582317306, -86.03337476003732, -35.763253443186926, 16.543649465488848, 8.283342776634402, 4.050858516996821, 4.16956883084926, -289.03264639143174, -5287.3810886777965, -0.7425461413502026, -13.567827728959408, -17.94175978399588, -4.13439360773538, -1.2719810106504514, -0.43621371880007437, 1929.5161078232932, -1780.5140794115785, 7932.706749417155, -3751.725813712104, -0.852287867861544, -198.5327366380969, -247.60963619946222, -67.55810346305505, -12.883818012350165, -5.098647780982971]</text:span></text:p>
      <text:p text:style-name="P17"><text:span text:style-name="T16"/></text:p>
      <text:p text:style-name="P19">Iterations: 10000</text:p>
      <text:p text:style-name="P17"><text:span text:style-name="T16">Accuracy: 89.4736842105</text:span></text:p>
      <text:p text:style-name="P17"><text:span text:style-name="T16">Weight Vector = [2480.754817738638, -2676.640241946668, 11409.182974631442, 2164.372101417562, -1.0881493422828918, -111.85972726607885, -165.94713151420797, -68.44188523967284, 7.321167029194031, 7.0436845510360415, 30.488148355408654, -18.242175936196777, -416.88535842320215, -5239.877087112677, -1.9479332190608947, -28.32195336061592, -36.27212411288633, -8.430329539063381, -5.508385374330081, -1.1621694347187284, 2640.4430654572857, -5331.160100089489, 8204.79532905184, -3799.726228162722, -20.387391476212787, -420.6623359618927, -505.0022292771449, -139.86605442608496, -71.7403968739181, -22.78920595679801]</text:span></text:p>
      <text:p text:style-name="P33"><text:span text:style-name="T16"/></text:p>
      <text:p text:style-name="P16">Data set 2:<text:span text:style-name="T16"> Contraceptive Method Choice Data set</text:span></text:p>
      <text:p text:style-name="P16"><text:span text:style-name="T16">This data set has three class labels: No Choice, Short Term, Long Term.</text:span></text:p>
      <text:p text:style-name="P16"><text:span text:style-name="T16">I aggregated these to two class labels: 0=No Choice, 1=Short Term/Long Term</text:span></text:p>
      <text:p text:style-name="P20">This data-set was less accurate and gave erratic results for <text:span text:style-name="T1">η</text:span><text:span text:style-name="T4">=1 v/s </text:span><text:span text:style-name="T1">η</text:span><text:span text:style-name="T4">=0.01. I couldn't figure out why though.</text:span></text:p>
      <text:p text:style-name="P28">The best accuracy achieved is 63.5746606335 with 2000 iterations.</text:p>
      <text:p text:style-name="P43"/>
      <text:p text:style-name="P15">For <text:span text:style-name="T1">η</text:span><text:span text:style-name="T4">=1</text:span></text:p>
      <text:p text:style-name="P19">Iterations: 10 </text:p>
      <text:p text:style-name="P19">Accuracy: 59.72850 </text:p>
      <text:p text:style-name="P19">Weight Vector = [454.5, 1760.5, 1192.0, 2124.5, -31.0, 167.5, 44.0, 1236.0, -229.0]</text:p>
      <text:p text:style-name="P19"/>
      <text:p text:style-name="P19">Iterations: 30 </text:p>
      <text:p text:style-name="P19">Accuracy: 59.72850</text:p>
      <text:p text:style-name="P19">Weight Vector = [10079.162318183382, 5727.142391233934, 4187.523188311911, 6758.5, 104.88079707797789, 658.3807970779778, 623.6423912339337, 4294.761594155956, -641.0]</text:p>
      <text:p text:style-name="P19"/>
      <text:p text:style-name="P19">Iterations: 50 </text:p>
      <text:p text:style-name="P19">Accuracy: 40.27149 </text:p>
      <text:p text:style-name="P19">Weight Vector = [-12379.839235159192, 6177.142235899686, 3287.523032977663, 7422.49992233286, -686.1192029220218, 320.38079707797806, -998.3576475996285, 3837.761438821699, -1083.0]</text:p>
      <text:p text:style-name="P19"/>
      <text:p text:style-name="P19">Iterations: 100</text:p>
      <text:p text:style-name="P19">Accuracy: 40.27149 </text:p>
      <text:p text:style-name="P19">Weight Vector = [-11781.9941479935, 12821.540638168195, 7306.920095824372, 15181.783243810554, -1160.0100291025815, 773.4899708974184, -1324.2062304211706, 8328.927242236501, -2093.8284078584247]</text:p>
      <text:p text:style-name="P19"/>
      <text:p text:style-name="P15">For <text:span text:style-name="T1">η</text:span><text:span text:style-name="T4">=0.01</text:span></text:p>
      <text:p text:style-name="P19">Iterations: 10 </text:p>
      <text:p text:style-name="P19">Accuracy: 59.72850 </text:p>
      <text:p text:style-name="P19">Weight Vector = [4.545000000000044, 17.605, 11.92, 21.245, -0.3099999999999987, 1.6749999999999972, 0.4399999999999977, 12.359999999999994, -2.2899999999999996]</text:p>
      <text:p text:style-name="P19"/>
      <text:p text:style-name="P19">Iterations: 30</text:p>
      <text:p text:style-name="P19">Accuracy: 59.72850 </text:p>
      <text:p text:style-name="P19">Weight Vector = [105.60549076226073, 57.52655014520058, 42.253719300534556, 67.9980502143525, 1.1653845130021026, 6.677596608520678, 6.522006676063051, 43.281467222021675, -6.368059524055605]</text:p>
      <text:p text:style-name="P19"/>
      <text:p text:style-name="P19">Iterations: 50</text:p>
      <text:p text:style-name="P19">Accuracy: 59.72850 </text:p>
      <text:p text:style-name="P19">Weight Vector = [133.66269664324165, 93.41201833755554, 67.165625301745, 111.06075506101469, 0.9735088365624112, 10.344862194245934, 8.418174285413915, 69.1838490121625, -10.827200786222988]</text:p>
      <text:p text:style-name="P19"/>
      <text:p text:style-name="P19">Iterations: 100 </text:p>
      <text:p text:style-name="P19">Accuracy: 59.72850 </text:p>
      <text:p text:style-name="P19">Weight Vector = [64.71172923871433, 152.43298403951053, 99.2622363130166, 181.68353616926345, -5.249774449737348, 13.71991514588021, 0.8096409906578561, 107.34789797704084, -20.94497886392786]</text:p>
      <text:p text:style-name="P19"/>
      <text:p text:style-name="P19">Iterations: 1000</text:p>
      <text:p text:style-name="P19">Accuracy: 63.1221719457 </text:p>
      <text:p text:style-name="P19"><text:soft-page-break/>Weight Vector = [-108.724795549194, 743.2361877619659, 292.616977047889, 719.3892790923135, -189.68508634129293, -29.77751054571924, -175.74297428845705, 408.80218552243133, -175.75619206740726]</text:p>
      <text:p text:style-name="P18"/>
      <text:p text:style-name="P40">Iterations: 2000</text:p>
      <text:p text:style-name="P40">Accuracy: 63.5746606335</text:p>
      <text:p text:style-name="P40">Weight Vector = [-108.90952163786204, 909.2557378916676, 192.50558122318094, 739.6110616676001, -365.5123117885233, -84.30513688684177, -225.15161491751155, 405.33839217034887, -299.9543161981474]</text:p>
      <text:p text:style-name="P2">LOGISTIC REGRESSION IMPLEMENTATION</text:p>
      <text:p text:style-name="P21">'''</text:p>
      <text:p text:style-name="P8">Created on Mar 5, 2013</text:p>
      <text:p text:style-name="P7"/>
      <text:p text:style-name="P8">@author: <text:span text:style-name="T39">akshaypeshave</text:span></text:p>
      <text:p text:style-name="P8">'''</text:p>
      <text:p text:style-name="P7"/>
      <text:p text:style-name="P7"><text:span text:style-name="T40">from</text:span><text:span text:style-name="T28"> </text:span><text:span text:style-name="T32">string </text:span><text:span text:style-name="T41">import</text:span><text:span text:style-name="T32"> *</text:span></text:p>
      <text:p text:style-name="P7"><text:span text:style-name="T40">import</text:span><text:span text:style-name="T28"> decimal</text:span></text:p>
      <text:p text:style-name="P7"><text:span text:style-name="T40">import</text:span><text:span text:style-name="T28"> </text:span><text:span text:style-name="T32">math</text:span></text:p>
      <text:p text:style-name="P7"/>
      <text:p text:style-name="P7"><text:span text:style-name="T40">class</text:span><text:span text:style-name="T28"> </text:span><text:span text:style-name="T33">logisticRegression_2Class</text:span><text:span text:style-name="T28">:</text:span></text:p>
      <text:p text:style-name="P7"><text:span text:style-name="T28"><text:s text:c="4"/></text:span><text:span text:style-name="T40">def</text:span><text:span text:style-name="T28"> </text:span><text:span text:style-name="T33">__init__</text:span><text:span text:style-name="T28">(</text:span><text:span text:style-name="T34">self</text:span><text:span text:style-name="T28">, trainingDataFile, testDataFile, numberOfFeatures):</text:span></text:p>
      <text:p text:style-name="P6"><text:s text:c="8"/><text:span text:style-name="T42">self</text:span>.number_of_features=numberOfFeatures</text:p>
      <text:p text:style-name="P6"><text:s text:c="8"/><text:span text:style-name="T42">self</text:span>.trainingDataFile = trainingDataFile</text:p>
      <text:p text:style-name="P6"><text:s text:c="8"/><text:span text:style-name="T42">self</text:span>.testDataFile = testDataFile</text:p>
      <text:p text:style-name="P6"><text:s text:c="8"/></text:p>
      <text:p text:style-name="P7"><text:span text:style-name="T28"><text:s text:c="8"/></text:span><text:span text:style-name="T43">#initialize weight vector</text:span></text:p>
      <text:p text:style-name="P6"><text:s text:c="8"/><text:span text:style-name="T42">self</text:span>.weightVector = []</text:p>
      <text:p text:style-name="P6"><text:s text:c="12"/></text:p>
      <text:p text:style-name="P7"><text:span text:style-name="T28"><text:s text:c="8"/></text:span><text:span text:style-name="T40">for</text:span><text:span text:style-name="T28"> index </text:span><text:span text:style-name="T40">in</text:span><text:span text:style-name="T28"> range(</text:span><text:span text:style-name="T44">0</text:span><text:span text:style-name="T28">, </text:span><text:span text:style-name="T34">self</text:span><text:span text:style-name="T28">.number_of_features):</text:span></text:p>
      <text:p text:style-name="P7"><text:span text:style-name="T28"><text:s text:c="12"/></text:span><text:span text:style-name="T34">self</text:span><text:span text:style-name="T28">.weightVector.append(</text:span><text:span text:style-name="T44">0.0</text:span><text:span text:style-name="T28">)</text:span></text:p>
      <text:p text:style-name="P6"><text:s text:c="8"/></text:p>
      <text:p text:style-name="P6"><text:s text:c="8"/></text:p>
      <text:p text:style-name="P7"><text:span text:style-name="T28"><text:s text:c="4"/></text:span><text:span text:style-name="T40">def</text:span><text:span text:style-name="T28"> </text:span><text:span text:style-name="T33">VectorDotProduct</text:span><text:span text:style-name="T28">(</text:span><text:span text:style-name="T34">self</text:span><text:span text:style-name="T28">, w, x):</text:span></text:p>
      <text:p text:style-name="P7"><text:span text:style-name="T28"><text:s text:c="8"/>dotProduct = </text:span><text:span text:style-name="T44">0.0</text:span></text:p>
      <text:p text:style-name="P7"><text:span text:style-name="T28"><text:s text:c="8"/></text:span><text:span text:style-name="T40">for</text:span><text:span text:style-name="T28"> component </text:span><text:span text:style-name="T40">in</text:span><text:span text:style-name="T28"> range(</text:span><text:span text:style-name="T44">0</text:span><text:span text:style-name="T28">,len(w)):</text:span></text:p>
      <text:p text:style-name="P6"><text:s text:c="12"/>dotProduct += float(w[component]) * float(x[component])</text:p>
      <text:p text:style-name="P6"><text:s text:c="8"/></text:p>
      <text:p text:style-name="P7"><text:span text:style-name="T28"><text:s text:c="8"/></text:span><text:span text:style-name="T40">return</text:span><text:span text:style-name="T28"> dotProduct</text:span></text:p>
      <text:p text:style-name="P7"/>
      <text:p text:style-name="P7"><text:span text:style-name="T28"><text:s text:c="4"/></text:span><text:span text:style-name="T40">def</text:span><text:span text:style-name="T28"> </text:span><text:span text:style-name="T33">VectorSum</text:span><text:span text:style-name="T28">(</text:span><text:span text:style-name="T34">self</text:span><text:span text:style-name="T28">, vector1, vector2):</text:span></text:p>
      <text:p text:style-name="P6"><text:s text:c="8"/>vectorSum = []</text:p>
      <text:p text:style-name="P6"><text:s text:c="8"/></text:p>
      <text:p text:style-name="P7"><text:span text:style-name="T28"><text:s text:c="8"/></text:span><text:span text:style-name="T40">for</text:span><text:span text:style-name="T28"> component </text:span><text:span text:style-name="T40">in</text:span><text:span text:style-name="T28"> range(</text:span><text:span text:style-name="T44">0</text:span><text:span text:style-name="T28">,len(vector1)):</text:span></text:p>
      <text:p text:style-name="P7"><text:span text:style-name="T28"><text:s text:c="12"/>vectorSum.append(float(vector1[component]) + (</text:span><text:span text:style-name="T44">0.01</text:span><text:span text:style-name="T28">* float(vector2[component])))</text:span></text:p>
      <text:p text:style-name="P6"><text:s text:c="8"/></text:p>
      <text:p text:style-name="P7"><text:span text:style-name="T28"><text:s text:c="8"/></text:span><text:span text:style-name="T40">return</text:span><text:span text:style-name="T28"> vectorSum</text:span></text:p>
      <text:p text:style-name="P6"><text:s text:c="8"/></text:p>
      <text:p text:style-name="P7"><text:span text:style-name="T28"><text:s text:c="4"/></text:span><text:span text:style-name="T40">def</text:span><text:span text:style-name="T28"> </text:span><text:span text:style-name="T33">LearnWeightVector</text:span><text:span text:style-name="T28">(</text:span><text:span text:style-name="T34">self</text:span><text:span text:style-name="T28">): <text:s text:c="7"/></text:span></text:p>
      <text:p text:style-name="P7"><text:span text:style-name="T28"><text:s text:c="8"/></text:span><text:span text:style-name="T40">for</text:span><text:span text:style-name="T28"> </text:span><text:span text:style-name="T32">i</text:span><text:span text:style-name="T28"> </text:span><text:span text:style-name="T40">in</text:span><text:span text:style-name="T28"> range(</text:span><text:span text:style-name="T44">0</text:span><text:span text:style-name="T28">,</text:span><text:span text:style-name="T44">10000</text:span><text:span text:style-name="T28">):</text:span></text:p>
      <text:p text:style-name="P7"><text:span text:style-name="T28"><text:s text:c="12"/></text:span><text:span text:style-name="T43">#initialize gradient vector</text:span></text:p>
      <text:p text:style-name="P6"><text:s text:c="12"/>gradientVector=[]</text:p>
      <text:p text:style-name="P7"><text:span text:style-name="T28"><text:s text:c="12"/></text:span><text:span text:style-name="T40">for</text:span><text:span text:style-name="T28"> index </text:span><text:span text:style-name="T40">in</text:span><text:span text:style-name="T28"> range(</text:span><text:span text:style-name="T44">0</text:span><text:span text:style-name="T28">, </text:span><text:span text:style-name="T34">self</text:span><text:span text:style-name="T28">.number_of_features):</text:span></text:p>
      <text:p text:style-name="P7"><text:span text:style-name="T28"><text:s text:c="16"/>gradientVector.append(</text:span><text:span text:style-name="T44">0.0</text:span><text:span text:style-name="T28">)</text:span></text:p>
      <text:p text:style-name="P6"><text:s text:c="12"/></text:p>
      <text:p text:style-name="P7"><text:span text:style-name="T28"><text:s text:c="12"/></text:span><text:span text:style-name="T43">#iterate over all samples from training set</text:span></text:p>
      <text:p text:style-name="P6"><text:s text:c="12"/>trainingDataSet=open(<text:span text:style-name="T42">self</text:span>.trainingDataFile)</text:p>
      <text:p text:style-name="P7"><text:span text:style-name="T28"><text:s text:c="12"/>trainingInstance = split(str(trainingDataSet.readline()).rstrip(),</text:span><text:span text:style-name="T45">','</text:span><text:span text:style-name="T28">)</text:span></text:p>
      <text:p text:style-name="P7"/>
      <text:p text:style-name="P7"><text:span text:style-name="T28"><text:s text:c="12"/></text:span><text:span text:style-name="T40">while</text:span><text:span text:style-name="T28"> trainingInstance[</text:span><text:span text:style-name="T44">0</text:span><text:span text:style-name="T28">] != </text:span><text:span text:style-name="T45">''</text:span><text:span text:style-name="T28"> :</text:span></text:p>
      <text:p text:style-name="P6"><text:s text:c="16"/>w_dot_instance=<text:span text:style-name="T42">self</text:span>.VectorDotProduct(<text:span text:style-name="T42">self</text:span>.weightVector,trainingInstance)</text:p>
      <text:p text:style-name="P6"><text:s text:c="16"/></text:p>
      <text:p text:style-name="P7"><text:span text:style-name="T28"><text:s text:c="16"/>class1_instance_probability= </text:span><text:span text:style-name="T44">1</text:span><text:span text:style-name="T28">/(</text:span><text:span text:style-name="T44">1</text:span><text:span text:style-name="T28"> + decimal.Decimal(-w_dot_instance).exp())</text:span></text:p>
      <text:p text:style-name="P6"><text:s text:c="16"/>class1_instance_probability=float(class1_instance_probability)</text:p>
      <text:p text:style-name="P6"><text:soft-page-break/><text:s text:c="16"/>instance_error = float(trainingInstance[<text:span text:style-name="T42">self</text:span>.number_of_features]) - class1_instance_probability</text:p>
      <text:p text:style-name="P6"><text:s text:c="16"/></text:p>
      <text:p text:style-name="P7"><text:span text:style-name="T28"><text:s text:c="16"/></text:span><text:span text:style-name="T40">for</text:span><text:span text:style-name="T28"> vectorComponent </text:span><text:span text:style-name="T40">in</text:span><text:span text:style-name="T28"> range(</text:span><text:span text:style-name="T44">0</text:span><text:span text:style-name="T28">,</text:span><text:span text:style-name="T34">self</text:span><text:span text:style-name="T28">.number_of_features):</text:span></text:p>
      <text:p text:style-name="P6"><text:s text:c="20"/>gradientVector[vectorComponent] += (instance_error * float(trainingInstance[vectorComponent]))</text:p>
      <text:p text:style-name="P6"><text:s text:c="16"/></text:p>
      <text:p text:style-name="P7"><text:span text:style-name="T28"><text:s text:c="16"/>trainingInstance = split(str(trainingDataSet.readline()).rstrip(),</text:span><text:span text:style-name="T45">','</text:span><text:span text:style-name="T28">)</text:span></text:p>
      <text:p text:style-name="P7"/>
      <text:p text:style-name="P6"><text:s text:c="12"/>trainingDataSet.close()</text:p>
      <text:p text:style-name="P6"><text:s text:c="12"/><text:span text:style-name="T42">self</text:span>.weightVector=<text:span text:style-name="T42">self</text:span>.VectorSum(<text:span text:style-name="T42">self</text:span>.weightVector, gradientVector)</text:p>
      <text:p text:style-name="P6"><text:s text:c="12"/></text:p>
      <text:p text:style-name="P7"><text:span text:style-name="T28"><text:s text:c="8"/></text:span><text:span text:style-name="T40">print</text:span><text:span text:style-name="T28"> </text:span><text:span text:style-name="T45">'Weight Vector = '</text:span><text:span text:style-name="T28"> + str(</text:span><text:span text:style-name="T34">self</text:span><text:span text:style-name="T28">.weightVector)</text:span></text:p>
      <text:p text:style-name="P6"><text:s text:c="8"/></text:p>
      <text:p text:style-name="P7"><text:span text:style-name="T28"><text:s text:c="4"/></text:span><text:span text:style-name="T40">def</text:span><text:span text:style-name="T28"> </text:span><text:span text:style-name="T33">TestWeightVector</text:span><text:span text:style-name="T28">(</text:span><text:span text:style-name="T34">self</text:span><text:span text:style-name="T28">):</text:span></text:p>
      <text:p text:style-name="P6"><text:s text:c="8"/>testDataSet=open(<text:span text:style-name="T42">self</text:span>.testDataFile)</text:p>
      <text:p text:style-name="P6"><text:s text:c="8"/></text:p>
      <text:p text:style-name="P7"><text:span text:style-name="T28"><text:s text:c="8"/>testInstance=split(str(testDataSet.readline()).rstrip(),</text:span><text:span text:style-name="T45">','</text:span><text:span text:style-name="T28">)</text:span></text:p>
      <text:p text:style-name="P6"><text:s text:c="8"/></text:p>
      <text:p text:style-name="P7"><text:span text:style-name="T28"><text:s text:c="8"/>totalTestInstances=</text:span><text:span text:style-name="T44">0</text:span></text:p>
      <text:p text:style-name="P7"><text:span text:style-name="T28"><text:s text:c="8"/>totalIncorrectPredictions=</text:span><text:span text:style-name="T44">0</text:span></text:p>
      <text:p text:style-name="P6"><text:s text:c="8"/></text:p>
      <text:p text:style-name="P7"><text:span text:style-name="T28"><text:s text:c="8"/></text:span><text:span text:style-name="T40">while</text:span><text:span text:style-name="T28"> testInstance[</text:span><text:span text:style-name="T44">0</text:span><text:span text:style-name="T28">] != </text:span><text:span text:style-name="T45">''</text:span><text:span text:style-name="T28"> :</text:span></text:p>
      <text:p text:style-name="P7"><text:span text:style-name="T28"><text:s text:c="12"/>totalTestInstances+=</text:span><text:span text:style-name="T44">1</text:span></text:p>
      <text:p text:style-name="P6"><text:s text:c="12"/>w_dot_instance = <text:span text:style-name="T42">self</text:span>.VectorDotProduct(<text:span text:style-name="T42">self</text:span>.weightVector, testInstance)</text:p>
      <text:p text:style-name="P6"><text:s text:c="12"/></text:p>
      <text:p text:style-name="P7"><text:span text:style-name="T28"><text:s text:c="12"/></text:span><text:span text:style-name="T40">if</text:span><text:span text:style-name="T28"> w_dot_instance &gt; </text:span><text:span text:style-name="T44">0</text:span><text:span text:style-name="T28"> </text:span><text:span text:style-name="T40">and</text:span><text:span text:style-name="T28"> testInstance[</text:span><text:span text:style-name="T34">self</text:span><text:span text:style-name="T28">.number_of_features]==</text:span><text:span text:style-name="T45">'0'</text:span><text:span text:style-name="T28">:</text:span></text:p>
      <text:p text:style-name="P7"><text:span text:style-name="T28"><text:s text:c="16"/>totalIncorrectPredictions+=</text:span><text:span text:style-name="T44">1</text:span></text:p>
      <text:p text:style-name="P7"><text:span text:style-name="T28"><text:s text:c="12"/></text:span><text:span text:style-name="T40">elif</text:span><text:span text:style-name="T28"> w_dot_instance &lt; </text:span><text:span text:style-name="T44">0</text:span><text:span text:style-name="T28"> </text:span><text:span text:style-name="T40">and</text:span><text:span text:style-name="T28"> testInstance[</text:span><text:span text:style-name="T34">self</text:span><text:span text:style-name="T28">.number_of_features]==</text:span><text:span text:style-name="T45">'1'</text:span><text:span text:style-name="T28">:</text:span></text:p>
      <text:p text:style-name="P7"><text:span text:style-name="T28"><text:s text:c="16"/>totalIncorrectPredictions+=</text:span><text:span text:style-name="T44">1</text:span></text:p>
      <text:p text:style-name="P6"><text:s text:c="12"/></text:p>
      <text:p text:style-name="P7"><text:span text:style-name="T28"><text:s text:c="12"/>testInstance=split(str(testDataSet.readline()).rstrip(),</text:span><text:span text:style-name="T45">','</text:span><text:span text:style-name="T28">)</text:span></text:p>
      <text:p text:style-name="P6"><text:s text:c="16"/></text:p>
      <text:p text:style-name="P7"><text:span text:style-name="T28"><text:s text:c="8"/></text:span><text:span text:style-name="T40">print</text:span><text:span text:style-name="T28"> </text:span><text:span text:style-name="T45">'Test Instances \t: '</text:span><text:span text:style-name="T28">+str(totalTestInstances)</text:span></text:p>
      <text:p text:style-name="P7"><text:span text:style-name="T28"><text:s text:c="8"/></text:span><text:span text:style-name="T40">print</text:span><text:span text:style-name="T28"> </text:span><text:span text:style-name="T45">'Correct Predictions\t: '</text:span><text:span text:style-name="T28">+str(totalTestInstances-totalIncorrectPredictions)</text:span></text:p>
      <text:p text:style-name="P7"><text:span text:style-name="T28"><text:s text:c="8"/></text:span><text:span text:style-name="T40">print</text:span><text:span text:style-name="T28"> </text:span><text:span text:style-name="T45">'Accuracy \t\t: '</text:span><text:span text:style-name="T28"> + str((float(totalTestInstances)-totalIncorrectPredictions)*</text:span><text:span text:style-name="T44">100</text:span><text:span text:style-name="T28">/totalTestInstances)</text:span></text:p>
      <text:p text:style-name="P6"><text:s text:c="8"/></text:p>
      <text:p text:style-name="P7"/>
      <text:p text:style-name="P7"><text:span text:style-name="T28">classifier=logisticRegression_2Class(</text:span><text:span text:style-name="T45">'training'</text:span><text:span text:style-name="T28">, </text:span><text:span text:style-name="T45">'test'</text:span><text:span text:style-name="T28">, </text:span><text:span text:style-name="T44">30</text:span><text:span text:style-name="T28">)</text:span></text:p>
      <text:p text:style-name="P9">#classifier=logisticRegression_2Class('cmc_training.data', 'cmc_test.data', 9)</text:p>
      <text:p text:style-name="P6">classifier.LearnWeightVector()</text:p>
      <text:p text:style-name="P6">classifier.TestWeightVector()</text:p>
      <text:p text:style-name="P6"><text:s text:c="8"/></text:p>
      <text:p text:style-name="P6"><text:s text:c="12"/></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4T14:48:03.32</meta:creation-date>
    <dc:date>2013-03-07T13:50:43.11</dc:date>
    <meta:editing-duration>P2DT11H41M42S</meta:editing-duration>
    <meta:editing-cycles>16</meta:editing-cycles>
    <meta:generator>OpenOffice.org/3.4$Win32 OpenOffice.org_project/340m1$Build-9590</meta:generator>
    <meta:document-statistic meta:table-count="4" meta:image-count="0" meta:object-count="0" meta:page-count="11" meta:paragraph-count="269" meta:word-count="1766" meta:character-count="17004"/>
  </office:meta>
</office:document-meta>
</file>